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3]-[.F13]" office:value-type="float" office:value="150" calcext:value-type="float">
            <text:p>1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3])" office:value-type="float" office:value="150" calcext:value-type="float">
            <text:p>15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4.051099494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4.0534712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1:04.397047482</dc:date>
    <dc:language>pt-PT</dc:language>
    <meta:editing-cycles>570</meta:editing-cycles>
    <meta:editing-duration>PT16H34M55S</meta:editing-duration>
    <meta:print-date>2021-07-27T10:21:40.760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